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06fd990" officeooo:paragraph-rsid="006fd990" style:font-size-asian="11pt" fo:hyphenate="false" fo:hyphenation-remain-char-count="2" fo:hyphenation-push-char-count="2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officeooo:rsid="0270a294" officeooo:paragraph-rsid="016244d4" style:font-size-asian="11pt" fo:hyphenate="false" fo:hyphenation-remain-char-count="2" fo:hyphenation-push-char-count="2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bold" officeooo:rsid="01ccea92" officeooo:paragraph-rsid="01ccea92" style:font-size-asian="11pt" style:font-weight-asian="bold" style:font-weight-complex="bold" fo:hyphenate="false" fo:hyphenation-remain-char-count="2" fo:hyphenation-push-char-count="2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c7eefd" officeooo:paragraph-rsid="00c7eefd" style:font-size-asian="11pt" style:font-weight-asian="normal" style:font-weight-complex="normal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28ef28" officeooo:paragraph-rsid="014fa92d" style:font-size-asian="11pt" style:font-weight-asian="normal" style:font-weight-complex="normal" fo:hyphenate="false" fo:hyphenation-remain-char-count="2" fo:hyphenation-push-char-count="2"/>
    </style:style>
    <style:style style:name="P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6359b" officeooo:paragraph-rsid="0136359b" style:font-size-asian="11pt" style:font-weight-asian="normal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56785e" officeooo:paragraph-rsid="0156785e" style:font-size-asian="11pt" style:font-weight-asian="normal" style:font-weight-complex="normal" fo:hyphenate="false" fo:hyphenation-remain-char-count="2" fo:hyphenation-push-char-count="2"/>
    </style:style>
    <style:style style:name="P8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c731e2" officeooo:paragraph-rsid="01c731e2" style:font-size-asian="11pt" style:font-weight-asian="normal" style:font-weight-complex="normal" fo:hyphenate="false" fo:hyphenation-remain-char-count="2" fo:hyphenation-push-char-count="2"/>
    </style:style>
    <style:style style:name="P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703d5a" officeooo:paragraph-rsid="01703d5a" style:font-size-asian="11pt" style:font-weight-asian="normal" style:font-weight-complex="normal" fo:hyphenate="false" fo:hyphenation-remain-char-count="2" fo:hyphenation-push-char-count="2"/>
    </style:style>
    <style:style style:name="P1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d25302" officeooo:paragraph-rsid="01d25302" style:font-size-asian="11pt" style:font-weight-asian="normal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fb172" officeooo:paragraph-rsid="013fb172" style:font-size-asian="11pt" style:font-weight-asian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ed4b49" officeooo:paragraph-rsid="01ed4b49" style:font-size-asian="11pt" style:font-weight-asian="normal" style:font-weight-complex="normal" fo:hyphenate="false" fo:hyphenation-remain-char-count="2" fo:hyphenation-push-char-count="2"/>
    </style:style>
    <style:style style:name="P13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e33b40" officeooo:paragraph-rsid="00fc6e87" style:font-size-asian="11pt" style:font-weight-asian="normal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ef6277" officeooo:paragraph-rsid="01ef6277" style:font-size-asian="11pt" style:font-weight-asian="normal" style:font-weight-complex="normal" fo:hyphenate="false" fo:hyphenation-remain-char-count="2" fo:hyphenation-push-char-count="2"/>
    </style:style>
    <style:style style:name="P15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1349e85" officeooo:paragraph-rsid="01a05bc4" style:font-size-asian="11pt" style:font-weight-asian="normal" style:font-size-complex="13pt" style:font-weight-complex="normal" fo:hyphenate="false" fo:hyphenation-remain-char-count="2" fo:hyphenation-push-char-count="2"/>
    </style:style>
    <style:style style:name="P16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Arial" fo:font-size="13pt" fo:language="en" fo:country="none" fo:font-weight="normal" officeooo:rsid="00dc44bb" officeooo:paragraph-rsid="01eb5339" style:font-size-asian="13pt" style:font-weight-asian="normal" style:font-size-complex="13pt" style:font-weight-complex="normal" fo:hyphenate="false" fo:hyphenation-remain-char-count="2" fo:hyphenation-push-char-count="2"/>
    </style:style>
    <style:style style:name="P17" style:family="paragraph" style:parent-style-name="Preformatted_20_Text">
      <style:text-properties style:font-name="Calibri" fo:font-size="11pt" fo:language="en" fo:country="none" officeooo:rsid="0270a294" officeooo:paragraph-rsid="000f530b" style:font-size-asian="11pt"/>
    </style:style>
    <style:style style:name="P18" style:family="paragraph" style:parent-style-name="Standard" style:master-page-name="Standard">
      <style:paragraph-properties fo:margin-top="0in" fo:margin-bottom="0.139in" loext:contextual-spacing="false" fo:line-height="100%" fo:text-align="start" style:justify-single-word="false" fo:orphans="0" fo:widows="0" fo:hyphenation-ladder-count="no-limit" style:page-number="auto" style:writing-mode="lr-tb"/>
      <style:text-properties style:font-name="Times New Roman" fo:font-size="13pt" fo:language="en" fo:country="none" officeooo:rsid="0043c557" officeooo:paragraph-rsid="01632c27" style:font-size-asian="13pt" style:font-size-complex="13pt" fo:hyphenate="false" fo:hyphenation-remain-char-count="2" fo:hyphenation-push-char-count="2"/>
    </style:style>
    <style:style style:name="P19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officeooo:paragraph-rsid="00b790a2" fo:hyphenate="false" fo:hyphenation-remain-char-count="2" fo:hyphenation-push-char-count="2"/>
    </style:style>
    <style:style style:name="P20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Times New Roman" fo:font-size="14pt" fo:language="en" fo:country="none" fo:font-weight="normal" officeooo:rsid="00dc44bb" officeooo:paragraph-rsid="00c7eefd" style:font-size-asian="14pt" style:font-weight-asian="normal" style:font-size-complex="14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139in" loext:contextual-spacing="false" fo:line-height="115%" fo:text-align="start" style:justify-single-word="false" fo:orphans="0" fo:widows="0" fo:hyphenation-ladder-count="no-limit" style:writing-mode="lr-tb"/>
      <style:text-properties style:font-name="Calibri" fo:font-size="11pt" fo:language="en" fo:country="none" fo:font-weight="normal" officeooo:rsid="005848b2" officeooo:paragraph-rsid="00ff930e" style:font-size-asian="11pt" style:font-weight-asian="normal" style:font-weight-complex="normal" fo:hyphenate="false" fo:hyphenation-remain-char-count="2" fo:hyphenation-push-char-count="2"/>
    </style:style>
    <style:style style:name="T1" style:family="text">
      <style:text-properties officeooo:rsid="009077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5209d8" style:font-weight-asian="bold" style:font-weight-complex="bold"/>
    </style:style>
    <style:style style:name="T4" style:family="text">
      <style:text-properties fo:font-weight="bold" officeooo:rsid="01a1954b" style:font-weight-asian="bold" style:font-weight-complex="bold"/>
    </style:style>
    <style:style style:name="T5" style:family="text">
      <style:text-properties fo:font-weight="bold" officeooo:rsid="009077e3" style:font-weight-asian="bold" style:font-weight-complex="bold"/>
    </style:style>
    <style:style style:name="T6" style:family="text">
      <style:text-properties fo:font-weight="bold" officeooo:rsid="01d0d162" style:font-weight-asian="bold" style:font-weight-complex="bold"/>
    </style:style>
    <style:style style:name="T7" style:family="text">
      <style:text-properties officeooo:rsid="00b96dfc"/>
    </style:style>
    <style:style style:name="T8" style:family="text">
      <style:text-properties officeooo:rsid="00bb5aa9"/>
    </style:style>
    <style:style style:name="T9" style:family="text">
      <style:text-properties officeooo:rsid="00cceb67"/>
    </style:style>
    <style:style style:name="T10" style:family="text">
      <style:text-properties officeooo:rsid="00e30187"/>
    </style:style>
    <style:style style:name="T11" style:family="text">
      <style:text-properties officeooo:rsid="0100ba8d"/>
    </style:style>
    <style:style style:name="T12" style:family="text">
      <style:text-properties officeooo:rsid="013a7d10"/>
    </style:style>
    <style:style style:name="T13" style:family="text">
      <style:text-properties officeooo:rsid="015209d8"/>
    </style:style>
    <style:style style:name="T14" style:family="text">
      <style:text-properties officeooo:rsid="0154a1d1"/>
    </style:style>
    <style:style style:name="T15" style:family="text">
      <style:text-properties fo:color="#fd971e" style:font-name="Monospace"/>
    </style:style>
    <style:style style:name="T16" style:family="text">
      <style:text-properties style:font-name="Calibri" fo:font-size="11pt" fo:language="en" fo:country="none" fo:font-weight="normal" officeooo:rsid="007998f7" style:font-size-asian="11pt" style:font-weight-asian="normal" style:font-weight-complex="normal"/>
    </style:style>
    <style:style style:name="T17" style:family="text">
      <style:text-properties style:font-name="Calibri" fo:font-size="11pt" fo:language="en" fo:country="none" fo:font-weight="normal" officeooo:rsid="0154a1d1" style:font-size-asian="11pt" style:font-weight-asian="normal" style:font-weight-complex="normal"/>
    </style:style>
    <style:style style:name="T18" style:family="text">
      <style:text-properties style:font-name="Calibri" fo:font-size="11pt" fo:language="en" fo:country="none" officeooo:rsid="00b790a2" style:font-size-asian="11pt"/>
    </style:style>
    <style:style style:name="T19" style:family="text">
      <style:text-properties style:font-name="Calibri" fo:font-size="11pt" fo:language="en" fo:country="none" officeooo:rsid="00bb5aa9" style:font-size-asian="11pt"/>
    </style:style>
    <style:style style:name="T20" style:family="text">
      <style:text-properties style:font-name="Calibri" fo:font-size="11pt" fo:language="en" fo:country="none" officeooo:rsid="00b96dfc" style:font-size-asian="11pt"/>
    </style:style>
    <style:style style:name="T21" style:family="text">
      <style:text-properties officeooo:rsid="015b73cf"/>
    </style:style>
    <style:style style:name="T22" style:family="text">
      <style:text-properties officeooo:rsid="01795ef6"/>
    </style:style>
    <style:style style:name="T23" style:family="text">
      <style:text-properties officeooo:rsid="0147ef8b"/>
    </style:style>
    <style:style style:name="T24" style:family="text">
      <style:text-properties officeooo:rsid="01cc40b1"/>
    </style:style>
    <style:style style:name="T25" style:family="text">
      <style:text-properties officeooo:rsid="01656388"/>
    </style:style>
    <style:style style:name="T26" style:family="text">
      <style:text-properties fo:color="#800000" officeooo:rsid="0100ba8d"/>
    </style:style>
    <style:style style:name="T27" style:family="text">
      <style:text-properties fo:color="#ff0000"/>
    </style:style>
    <style:style style:name="T28" style:family="text">
      <style:text-properties fo:color="#ff0000" officeooo:rsid="01b53b35"/>
    </style:style>
    <style:style style:name="T29" style:family="text">
      <style:text-properties fo:color="#ff0000" officeooo:rsid="01de2eaf"/>
    </style:style>
    <style:style style:name="T30" style:family="text">
      <style:text-properties officeooo:rsid="01c83187"/>
    </style:style>
    <style:style style:name="T31" style:family="text">
      <style:text-properties fo:color="#000000" officeooo:rsid="0100ba8d"/>
    </style:style>
    <style:style style:name="T32" style:family="text">
      <style:text-properties fo:color="#801900" officeooo:rsid="0100ba8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1d487ae"/>
    </style:style>
    <style:style style:name="T35" style:family="text">
      <style:text-properties officeooo:rsid="01e62a58"/>
    </style:style>
    <style:style style:name="T36" style:family="text">
      <style:text-properties officeooo:rsid="01c70665"/>
    </style:style>
    <style:style style:name="T37" style:family="text">
      <style:text-properties officeooo:rsid="01edcd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ectator:<text:span text:style-name="T24"> change mode: follow player, free world ; follow other objects also – those which have CameraController attached ;</text:span></text:p>
      <text:p text:style-name="P15"><text:span text:style-name="T23">Score drawing:</text:span> <text:span text:style-name="T22">add num of players for each team ? ; highlight local player ;</text:span></text:p>
      <text:p text:style-name="P2"><text:span text:style-name="T25">cvars</text:span> : restore all settings to default ;</text:p>
      <text:p text:style-name="P17"/>
      <text:p text:style-name="P17"/>
      <text:p text:style-name="P1"><text:span text:style-name="T33">Player class - it’s work should be splitted</text:span> –<text:span text:style-name="T1"> commands ; damage and health should be synced using controllable objects ; </text:span><text:span text:style-name="T5">damage drawing – </text:span><text:span text:style-name="T6">add option to turn off</text:span><text:span text:style-name="T1"> ;</text:span></text:p>
      <text:p text:style-name="P19"><text:span text:style-name="T18">too many stuff</text:span><text:span text:style-name="T19">s</text:span><text:span text:style-name="T18"> depend on teams : score drawing, spawn points, </text:span><text:span text:style-name="T20">round system, player, - it should be part of core</text:span></text:p>
      <text:p text:style-name="P5">team balance</text:p>
      <text:p text:style-name="P4">console commands – <text:span text:style-name="T9">clear, history, view log, </text:span></text:p>
      <text:p text:style-name="P9"><text:span text:style-name="T2">UI problems</text:span> – <text:span text:style-name="T13">console should be always on top ; </text:span><text:span text:style-name="T3">when window is opened, bring it to front, </text:span><text:span text:style-name="T4">and also when some menu is opened, bring it to back</text:span><text:span text:style-name="T3"> </text:span><text:span text:style-name="T13">;</text:span></text:p>
      <text:p text:style-name="P10">window manager – create window from existing canvas <text:span text:style-name="T34">or panel</text:span></text:p>
      <text:p text:style-name="P11">organize Bullet script</text:p>
      <text:p text:style-name="P12">remove unneces<text:span text:style-name="T37">sa</text:span>ry prefabs – rocket, tracking rocket, </text:p>
      <text:p text:style-name="P6">add more information for teams : description, color, num wins, <text:span text:style-name="T12">show in score, </text:span></text:p>
      <text:p text:style-name="P7">server should be able to create windows with options on client – this way teams can be <text:span text:style-name="T21">choosen</text:span></text:p>
      <text:p text:style-name="P8">editor tool for changing theme – check online</text:p>
      <text:p text:style-name="P3">editor tool for setting map cycle from build settings</text:p>
      <text:p text:style-name="P13">many scripts inherit from NetworkBehaviour only to have access to isServer and isClient – they can be easily changed to inherit MonoBehaviour – replace calls to extension methods IsServer() and IsClient() ;</text:p>
      <text:p text:style-name="P14">exit game</text:p>
      <text:p text:style-name="P16">demo scene – <text:span text:style-name="T36">add more cubes</text:span>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24T22:38:56.647884582</dc:date>
    <meta:editing-duration>P16DT9H48M1S</meta:editing-duration>
    <meta:editing-cycles>479</meta:editing-cycles>
    <meta:document-statistic meta:table-count="0" meta:image-count="0" meta:object-count="0" meta:page-count="1" meta:paragraph-count="18" meta:word-count="228" meta:character-count="1363" meta:non-whitespace-character-count="1138"/>
  </office:meta>
</office:document-meta>
</file>